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oppins" svg:font-family="Poppins, sans-serif"/>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3">
      <style:paragraph-properties fo:margin-top="0in" fo:margin-bottom="0in" style:contextual-spacing="false"/>
    </style:style>
    <style:style style:name="P6" style:family="paragraph" style:parent-style-name="Text_20_body" style:list-style-name="L4"/>
    <style:style style:name="P7" style:family="paragraph" style:parent-style-name="Text_20_body" style:list-style-name="L4">
      <style:paragraph-properties fo:margin-top="0in" fo:margin-bottom="0in" style:contextual-spacing="false"/>
    </style:style>
    <style:style style:name="P8" style:family="paragraph" style:parent-style-name="Text_20_body" style:list-style-name="L6"/>
    <style:style style:name="P9" style:family="paragraph" style:parent-style-name="Text_20_body" style:list-style-name="L6">
      <style:paragraph-properties fo:margin-top="0in" fo:margin-bottom="0in" style:contextual-spacing="false"/>
    </style:style>
    <style:style style:name="P10" style:family="paragraph" style:parent-style-name="Text_20_body" style:list-style-name="L7"/>
    <style:style style:name="P11" style:family="paragraph" style:parent-style-name="Text_20_body" style:list-style-name="L7">
      <style:paragraph-properties fo:margin-top="0in" fo:margin-bottom="0in" style:contextual-spacing="false"/>
    </style:style>
    <style:style style:name="P12" style:family="paragraph" style:parent-style-name="Text_20_body" style:list-style-name="L8"/>
    <style:style style:name="P13" style:family="paragraph" style:parent-style-name="Text_20_body" style:list-style-name="L8">
      <style:paragraph-properties fo:margin-top="0in" fo:margin-bottom="0in" style:contextual-spacing="false"/>
    </style:style>
    <style:style style:name="P14" style:family="paragraph" style:parent-style-name="Text_20_body">
      <style:paragraph-properties fo:text-align="center" style:justify-single-word="false"/>
      <style:text-properties fo:font-weight="bold" style:font-weight-asian="bold" style:font-weight-complex="bold"/>
    </style:style>
    <style:style style:name="P15" style:family="paragraph" style:parent-style-name="Text_20_body" style:list-style-name="L5">
      <style:paragraph-properties fo:margin-top="0in" fo:margin-bottom="0in" style:contextual-spacing="false"/>
      <style:text-properties officeooo:rsid="001b8570" officeooo:paragraph-rsid="001b8570"/>
    </style:style>
    <style:style style:name="T1" style:family="text">
      <style:text-properties officeooo:rsid="001b857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Strong_20_Emphasis">TÉRMINOS DE SERVICIO - ROMANA CENTRO</text:span><text:line-break/><text:span text:style-name="Emphasis">(Fecha de entrada en vigor: </text:span><text:span text:style-name="Emphasis"><text:span text:style-name="T1">3 de marzo 2025</text:span></text:span><text:span text:style-name="Emphasis">)</text:span></text:p>
      <text:p text:style-name="Horizontal_20_Line"/>
      <text:p text:style-name="Text_20_body"><text:span text:style-name="Strong_20_Emphasis">1. Aceptación de los Términos</text:span><text:line-break/>Al acceder y utilizar el sitio web <text:a xlink:type="simple" xlink:href="https://www.romanacentro.com/" office:target-frame-name="_new" xlink:show="replace" text:style-name="Internet_20_link" text:visited-style-name="Visited_20_Internet_20_Link">www.romanacentro.com</text:a> (en adelante, "el Sitio"), usted acepta cumplir con estos Términos de Servicio y todas las leyes y regulaciones aplicables en México. Si no está de acuerdo con estos términos, absténgase de usar el Sitio.</text:p>
      <text:p text:style-name="Horizontal_20_Line"/>
      <text:p text:style-name="Text_20_body"><text:span text:style-name="Strong_20_Emphasis">2. Modificaciones</text:span><text:line-break/>Nos reservamos el derecho de modificar estos términos en cualquier momento. Las actualizaciones se publicarán en esta página con la fecha de vigencia correspondiente. Su uso continuado del Sitio constituye la aceptación de los cambios.</text:p>
      <text:p text:style-name="Horizontal_20_Line"/>
      <text:p text:style-name="Text_20_body"><text:span text:style-name="Strong_20_Emphasis">3. Uso del Sitio</text:span><text:line-break/><text:span text:style-name="Strong_20_Emphasis">Requisitos:</text:span></text:p>
      <text:list text:style-name="L1">
        <text:list-item>
          <text:p text:style-name="P2">Usted debe ser mayor de 18 años o contar con autorización de un tutor legal.</text:p>
        </text:list-item>
      </text:list>
      <text:p text:style-name="Text_20_body"><text:span text:style-name="Strong_20_Emphasis">Prohibido usar el Sitio con fines:</text:span></text:p>
      <text:list text:style-name="L2">
        <text:list-item>
          <text:p text:style-name="P3">Ilegales, fraudulentos o que infrinjan derechos de terceros.</text:p>
        </text:list-item>
      </text:list>
      <text:p text:style-name="Text_20_body"><text:span text:style-name="Strong_20_Emphasis">Restricciones:</text:span></text:p>
      <text:list text:style-name="L3">
        <text:list-item>
          <text:p text:style-name="P5">No realizar ingeniería inversa, scraping o alteraciones técnicas del Sitio.</text:p>
        </text:list-item>
        <text:list-item>
          <text:p text:style-name="P4">No difundir contenido malicioso (virus, spam, etc.).</text:p>
        </text:list-item>
      </text:list>
      <text:p text:style-name="Horizontal_20_Line"/>
      <text:p text:style-name="Text_20_body"><text:span text:style-name="Strong_20_Emphasis">4. Registración y Cuentas</text:span><text:line-break/>Al crear una cuenta, debe proporcionar información veraz y actualizada.<text:line-break/>Usted es responsable de mantener la confidencialidad de su contraseña.<text:line-break/>Nos reservamos el derecho de suspender cuentas por actividades sospechosas o violaciones a estos términos.</text:p>
      <text:p text:style-name="Horizontal_20_Line"/>
      <text:p text:style-name="Text_20_body"><text:span text:style-name="Strong_20_Emphasis">5. Propiedad Intelectual</text:span><text:line-break/>Todo el contenido del Sitio (textos, imágenes, logotipos, diseños) es propiedad exclusiva de Romana Centro S.A. de C.V. o sus licenciantes, protegido por la Ley Federal de Derechos de Autor de México.<text:line-break/>Está prohibida su reproducción, distribución o uso comercial sin autorización por escrito.</text:p>
      <text:p text:style-name="Horizontal_20_Line"/>
      <text:p text:style-name="Text_20_body"><text:span text:style-name="Strong_20_Emphasis">6. Productos y Precios</text:span></text:p>
      <text:list text:style-name="L4">
        <text:list-item>
          <text:p text:style-name="P7">Los precios se muestran en pesos mexicanos (MXN) e incluyen IVA.</text:p>
        </text:list-item>
        <text:list-item>
          <text:p text:style-name="P7"><text:soft-page-break/>Nos reservamos el derecho de actualizar precios y disponibilidad de productos sin previo aviso.</text:p>
        </text:list-item>
        <text:list-item>
          <text:p text:style-name="P6">Las imágenes son ilustrativas; las especificaciones técnicas pueden variar.</text:p>
        </text:list-item>
      </text:list>
      <text:p text:style-name="Horizontal_20_Line"/>
      <text:p text:style-name="Text_20_body"><text:span text:style-name="Strong_20_Emphasis">7. Envíos y Devoluciones</text:span></text:p>
      <text:p text:style-name="Text_20_body"><text:span text:style-name="Strong_20_Emphasis">Envíos:</text:span></text:p>
      <text:list text:style-name="L5">
        <text:list-item>
          <text:p text:style-name="P15">Cualquier envío que se ejecute seria bajo la completa responsabilidad del cliente.</text:p>
        </text:list-item>
      </text:list>
      <text:p text:style-name="Text_20_body"><text:span text:style-name="Strong_20_Emphasis">Devoluciones:</text:span></text:p>
      <text:list text:style-name="L6">
        <text:list-item>
          <text:p text:style-name="P9">Aceptamos devoluciones dentro de los 7 días posteriores a la recepción, siempre que los productos estén en su empaque original <text:span text:style-name="T1">y sin estar alterados</text:span>.</text:p>
        </text:list-item>
        <text:list-item>
          <text:p text:style-name="P8">Consulte nuestr<text:span text:style-name="T1">os asesores </text:span>para más detalles.</text:p>
        </text:list-item>
      </text:list>
      <text:p text:style-name="Horizontal_20_Line"/>
      <text:p text:style-name="Text_20_body"><text:span text:style-name="Strong_20_Emphasis">8. Limitación de Responsabilidad</text:span><text:line-break/>Romana Centro no será responsable por:</text:p>
      <text:list text:style-name="L7">
        <text:list-item>
          <text:p text:style-name="P11">Daños indirectos, pérdida de beneficios o interrupción del negocio derivados del uso del Sitio.</text:p>
        </text:list-item>
        <text:list-item>
          <text:p text:style-name="P10">Errores técnicos ocasionales (caídas del servidor, fallas en el procesamiento de pagos, etc.).</text:p>
        </text:list-item>
      </text:list>
      <text:p text:style-name="Horizontal_20_Line"/>
      <text:p text:style-name="Text_20_body"><text:span text:style-name="Strong_20_Emphasis">9. Enlaces a Terceros</text:span><text:line-break/>El Sitio puede contener enlaces a sitios externos. No respaldamos ni controlamos el contenido de estos, y no nos hacemos responsables por sus prácticas de privacidad o términos de servicio.</text:p>
      <text:p text:style-name="Horizontal_20_Line"/>
      <text:p text:style-name="Text_20_body"><text:span text:style-name="Strong_20_Emphasis">10. Ley Aplicable</text:span><text:line-break/>Estos términos se rigen por las leyes de los Estados Unidos Mexicanos. Cualquier disputa se resolverá en los tribunales competentes de la Ciudad de México.</text:p>
      <text:p text:style-name="Horizontal_20_Line"/>
      <text:p text:style-name="Text_20_body"><text:span text:style-name="Strong_20_Emphasis">11. Contacto</text:span><text:line-break/>Para consultas sobre estos términos:</text:p>
      <text:list text:style-name="L8">
        <text:list-item>
          <text:p text:style-name="P13"><text:span text:style-name="Strong_20_Emphasis">Correo:</text:span> <text:span text:style-name="T1">romancentro</text:span>@<text:span text:style-name="T1">yahoo</text:span>.com</text:p>
        </text:list-item>
        <text:list-item>
          <text:p text:style-name="P13"><text:span text:style-name="Strong_20_Emphasis">Teléfono:</text:span> +52 <text:span text:style-name="T1">(</text:span>52<text:span text:style-name="T1">) </text:span>5648210476</text:p>
        </text:list-item>
        <text:list-item>
          <text:p text:style-name="P12"><text:span text:style-name="Strong_20_Emphasis">Dirección:</text:span> Donceles 74, Interior Local 10A, CDMX.</text:p>
        </text:list-item>
      </text:list>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oppins" svg:font-family="Poppi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2T19:40:58.199386420</meta:creation-date>
    <meta:generator>LibreOffice/24.2.7.2$Linux_X86_64 LibreOffice_project/420$Build-2</meta:generator>
    <dc:date>2025-03-03T17:30:42.418997011</dc:date>
    <meta:editing-duration>PT6M56S</meta:editing-duration>
    <meta:editing-cycles>1</meta:editing-cycles>
    <meta:document-statistic meta:table-count="0" meta:image-count="0" meta:object-count="0" meta:page-count="2" meta:paragraph-count="31" meta:word-count="457" meta:character-count="2945" meta:non-whitespace-character-count="2534"/>
  </office:meta>
</office:document-meta>
</file>